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c1a8" officeooo:paragraph-rsid="0016c1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41109197139768004" text:style-name="L1">
        <text:list-item>
          <text:p text:style-name="P1">No</text:p>
        </text:list-item>
        <text:list-item>
          <text:p text:style-name="P1">Yes</text:p>
        </text:list-item>
        <text:list-item>
          <text:p text:style-name="P1">Yes</text:p>
        </text:list-item>
        <text:list-item>
          <text:p text:style-name="P1">Yes</text:p>
        </text:list-item>
        <text:list-item>
          <text:p text:style-name="P1">Yes</text:p>
        </text:list-item>
        <text:list-item>
          <text:p text:style-name="P1">Yes</text:p>
        </text:list-item>
        <text:list-item>
          <text:p text:style-name="P1">N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1S</meta:editing-duration>
    <meta:editing-cycles>3</meta:editing-cycles>
    <meta:generator>LibreOffice/5.0.2.2$Windows_x86 LibreOffice_project/37b43f919e4de5eeaca9b9755ed688758a8251fe</meta:generator>
    <dc:date>2016-01-06T20:31:09.314000000</dc:date>
    <meta:document-statistic meta:table-count="0" meta:image-count="0" meta:object-count="0" meta:page-count="1" meta:paragraph-count="7" meta:word-count="14" meta:character-count="33" meta:non-whitespace-character-count="33"/>
    <meta:user-defined meta:name="Info 1"/>
    <meta:user-defined meta:name="Info 2"/>
    <meta:user-defined meta:name="Info 3"/>
    <meta:user-defined meta:name="Info 4"/>
  </office:meta>
</office:document-meta>
</file>